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005" officeooo:paragraph-rsid="001c3005"/>
    </style:style>
    <style:style style:name="P2" style:family="paragraph" style:parent-style-name="Standard" style:list-style-name="L2">
      <style:text-properties officeooo:rsid="001c3005" officeooo:paragraph-rsid="001c3005"/>
    </style:style>
    <style:style style:name="P3" style:family="paragraph" style:parent-style-name="Standard" style:list-style-name="L2">
      <style:text-properties officeooo:paragraph-rsid="001c3005"/>
    </style:style>
    <style:style style:name="P4" style:family="paragraph" style:parent-style-name="Standard" style:list-style-name="L2">
      <style:text-properties officeooo:paragraph-rsid="001d7ca5"/>
    </style:style>
    <style:style style:name="P5" style:family="paragraph" style:parent-style-name="Standard" style:list-style-name="L2">
      <style:text-properties officeooo:rsid="001dfff6" officeooo:paragraph-rsid="001dfff6"/>
    </style:style>
    <style:style style:name="P6" style:family="paragraph" style:parent-style-name="Standard" style:list-style-name="L2">
      <style:text-properties officeooo:rsid="001eed92" officeooo:paragraph-rsid="001eed92"/>
    </style:style>
    <style:style style:name="P7" style:family="paragraph" style:parent-style-name="Standard" style:list-style-name="L2">
      <style:text-properties officeooo:rsid="001fc512" officeooo:paragraph-rsid="001fc512"/>
    </style:style>
    <style:style style:name="P8" style:family="paragraph" style:parent-style-name="Standard">
      <style:text-properties officeooo:rsid="001fc512" officeooo:paragraph-rsid="001fc512"/>
    </style:style>
    <style:style style:name="P9" style:family="paragraph" style:parent-style-name="Standard">
      <style:text-properties officeooo:rsid="0026fc80" officeooo:paragraph-rsid="0026fc80"/>
    </style:style>
    <style:style style:name="P10" style:family="paragraph" style:parent-style-name="Standard">
      <style:text-properties officeooo:rsid="0027cf50" officeooo:paragraph-rsid="0027cf50"/>
    </style:style>
    <style:style style:name="T1" style:family="text">
      <style:text-properties officeooo:rsid="001c3005"/>
    </style:style>
    <style:style style:name="T2" style:family="text">
      <style:text-properties officeooo:rsid="001d7ca5"/>
    </style:style>
    <style:style style:name="T3" style:family="text">
      <style:text-properties officeooo:rsid="001dfff6"/>
    </style:style>
    <style:style style:name="T4" style:family="text">
      <style:text-properties officeooo:rsid="001eed92"/>
    </style:style>
    <style:style style:name="T5" style:family="text">
      <style:text-properties officeooo:rsid="0021a670"/>
    </style:style>
    <style:style style:name="T6" style:family="text">
      <style:text-properties officeooo:rsid="00237270"/>
    </style:style>
    <style:style style:name="T7" style:family="text">
      <style:text-properties officeooo:rsid="0027cf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sues to discuss with Adrien Matray:</text:p>
      <text:p text:style-name="P1"/>
      <text:list xml:id="list140368704" text:style-name="L2">
        <text:list-item>
          <text:p text:style-name="P2">Baseline regression with model specification (reg of number of founders on R&amp;D spending) is statistically and economically significant – quite confident in it, regardless of whether the regression is weighted by R&amp;D spending</text:p>
        </text:list-item>
        <text:list-item>
          <text:p text:style-name="P2">However, maybe not dealing with correlated shocks given that firms are different sizes so fixed effects cannot absorb much variation</text:p>
        </text:list-item>
        <text:list-item>
          <text:p text:style-name="P2">So I introduce regression normalized by assets (all LHS and RHS variables normalized by trailing 5 year moving average of total assets)</text:p>
        </text:list-item>
        <text:list-item>
          <text:p text:style-name="P3"><text:span text:style-name="T1">The asset normalized regression gives results that are also significant (6% level) and very similar in magnitude (especially once I weight by R&amp;D spending)</text:span></text:p>
        </text:list-item>
        <text:list-item>
          <text:p text:style-name="P2">However this significance goes away (unlike in the original regression) when I remove Tobin’s Q as a control variable. </text:p>
        </text:list-item>
        <text:list-item>
          <text:p text:style-name="P2">Recently I checked to see if this was happening due to observations being dropped, and it looks like it is: a regression that does not control for Tobin’s Q that is run only on the subset where Tobin’s Q is available yields a similar result to controlling for Tobin’s Q. This is true whether or not I weight the regression by R&amp;D spending.</text:p>
        </text:list-item>
        <text:list-item>
          <text:p text:style-name="P2">I <text:span text:style-name="T2">then </text:span>run a regression on the full dataset, without controlling for Tobin’s Q, and add a dummy for whether the observation has information on Tobin’s Q, the coefficient on this dummy is insignificant. </text:p>
          <text:list>
            <text:list-item>
              <text:p text:style-name="P2">Does this test imply that I can use the subsample with Tobin’s Q data in order to consistently estimate the relationship in the whole dataset, in spite of the findings in point (6)?</text:p>
            </text:list-item>
          </text:list>
        </text:list-item>
        <text:list-item>
          <text:p text:style-name="P4"><text:span text:style-name="T2">Moreover</text:span><text:span text:style-name="T1">, </text:span><text:span text:style-name="T2">only </text:span><text:span text:style-name="T1">25% of observations do not have Tobin’s Q; on average they have 50% less R&amp;D spending, and the standard deviation of total assets is more than twice as high – </text:span><text:span text:style-name="T2">this suggests to me that they are dominating the pooled regression due to a large amount of volatility in assets. Perhaps these are observations during corporate restructurings.</text:span></text:p>
        </text:list-item>
        <text:list-item>
          <text:p text:style-name="P2">Finally, I run the same regression as in (8) but I include an interaction of R&amp;D with the Tobin’s Q dummy. <text:span text:style-name="T2">In this </text:span><text:span text:style-name="T3">regression, when weighting observations by R&amp;D spending, the coefficient on the interaction of R&amp;D and the Tobin’s Q dummy is is positive and highly significant, while the coefficient on the R&amp;D spending on its own is a very noisily estimated zero (standard error is twice as large). This suggests to me that including these observations is essentially blurring the relationship by introducing a subset of data with a very low signal to noise ratio.</text:span></text:p>
        </text:list-item>
        <text:list-item>
          <text:p text:style-name="P5">Finally, because only 25% of observations lack Tobin’s Q and they do half as much R&amp;D on average, only 1/8 off R&amp;D spending is in such observations. So even if I cannot use the results of the regression on the dataset WITH Tobin’s Q to consistently estimate that relationship (i.e. even if the argument in (7) does not work), I can still say that what I have found applies to 7/8 of the R&amp;D spending in the economy. </text:p>
          <text:list>
            <text:list-item>
              <text:p text:style-name="P5">Is this logic valid? I think it depends on the fact that I chose the controls based on economic theory, not based on a data-mining exercise. But this is in fact what I did. I only recently realized that this might be an issue <text:span text:style-name="T4">after looking deeper into my regressions</text:span></text:p>
            </text:list-item>
          </text:list>
        </text:list-item>
        <text:list-item>
          <text:p text:style-name="P6">This is obviously not a novel issue, curious what approaches you use to deal with this</text:p>
        </text:list-item>
        <text:list-item>
          <text:p text:style-name="P7">Finally, I also have Poisson regressions that give more reliably robust results – can’t be easily directly compared to the levels regressions, because they return an elasticity, but the elasticity is close to or statistically indistinguishable from 1 (my specification) and statistically significant. <text:span text:style-name="T5">But it has to drop a lot of observations due to there being more singletons </text:span><text:span text:style-name="T6">given the multiple fixed effects added</text:span><text:span text:style-name="T5"> (as it cannot deal with <text:s/>observations with zero R&amp;D spending).</text:span></text:p>
        </text:list-item>
      </text:list>
      <text:p text:style-name="P8"/>
      <text:p text:style-name="P9"/>
      <text:p text:style-name="P9"/>
      <text:p text:style-name="P10"><text:soft-page-break/>Adrien: issue is Compustat starts reporting before IPO, so those are the share prices missing</text:p>
      <text:p text:style-name="P10">Also IPOs can cause a lot of employee mobility</text:p>
      <text:p text:style-name="P9"/>
      <text:p text:style-name="P9">Papers:</text:p>
      <text:p text:style-name="P9"/>
      <text:p text:style-name="P9">Shay Bernstein “Does Going Public Affect Innovation” (lots of labor reallocation – inventors)</text:p>
      <text:p text:style-name="P9">Paige Ouimet <text:span text:style-name="T7">et al</text:span> “IPOs, Human Capital and Labor Reallocation” (other employees)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4:11:46.331035568</meta:creation-date>
    <dc:date>2020-09-11T18:20:13.245930415</dc:date>
    <meta:editing-duration>PT3H52M21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2" meta:paragraph-count="20" meta:word-count="688" meta:character-count="4036" meta:non-whitespace-character-count="3374"/>
  </office:meta>
</office:document-meta>
</file>